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58cf6" officeooo:paragraph-rsid="00058cf6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8pt" fo:font-weight="normal" officeooo:rsid="00058cf6" officeooo:paragraph-rsid="00058cf6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color="#ce181e" fo:font-size="18pt" fo:font-weight="normal" officeooo:rsid="00058cf6" officeooo:paragraph-rsid="00058cf6" style:font-size-asian="15.75pt" style:font-weight-asian="normal" style:font-size-complex="18pt" style:font-weight-complex="normal"/>
    </style:style>
    <style:style style:name="T1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DFS : DEPTH FOR SEARCH<text:tab/></text:p>
      <text:p text:style-name="P1"/>
      <text:p text:style-name="P2">void dfs(int vertex){</text:p>
      <text:p text:style-name="P2"><text:tab/><text:span text:style-name="T1">// <text:s/>take action on vetex after entering into vetex</text:span></text:p>
      <text:p text:style-name="P3"/>
      <text:p text:style-name="P2"><text:tab/>for(int child : g[vertex]){</text:p>
      <text:p text:style-name="P2"><text:tab/><text:tab/><text:span text:style-name="T1">//take action on child before entering child node</text:span></text:p>
      <text:p text:style-name="P2"/>
      <text:p text:style-name="P2"><text:tab/><text:tab/>dfs(child);</text:p>
      <text:p text:style-name="P2"><text:tab/><text:tab/><text:span text:style-name="T1">//take action on child after exiting child node</text:span></text:p>
      <text:p text:style-name="P2"/>
      <text:p text:style-name="P2"><text:tab/>}</text:p>
      <text:p text:style-name="P2"><text:tab/><text:span text:style-name="T1">//take action on vertex before existing the vertex</text:span></text:p>
      <text:p text:style-name="P2"/>
      <text:p text:style-name="P2">}</text:p>
      <text:p text:style-name="P2"/>
      <text:p text:style-name="P2">#include&lt;bits/stdc++.h&gt;</text:p>
      <text:p text:style-name="P2">using namespace std;</text:p>
      <text:p text:style-name="P2"/>
      <text:p text:style-name="P2">const int N= 1e3+10;</text:p>
      <text:p text:style-name="P2">vector&lt;int&gt;g[N];</text:p>
      <text:p text:style-name="P2">bool vis[N];</text:p>
      <text:p text:style-name="P2"/>
      <text:p text:style-name="P2">void dfs(int vertex){</text:p>
      <text:p text:style-name="P2"/>
      <text:p text:style-name="P2"><text:tab/>cout&lt;&lt;vertex &lt;&lt;endl;</text:p>
      <text:p text:style-name="P2"><text:tab/>vis[vertex] = true ;</text:p>
      <text:p text:style-name="P2"><text:tab/>for(int child : g[vertex]){</text:p>
      <text:p text:style-name="P2"><text:tab/><text:tab/>cout&lt;&lt;"par "&lt;&lt;vertex&lt;&lt;","&lt;&lt;"child "&lt;&lt;child&lt;&lt;endl;</text:p>
      <text:p text:style-name="P2"><text:tab/><text:tab/>if(vis[child]) continue;</text:p>
      <text:p text:style-name="P2"><text:tab/><text:tab/></text:p>
      <text:p text:style-name="P2"><text:tab/><text:tab/>dfs(child);</text:p>
      <text:p text:style-name="P2"><text:tab/><text:tab/></text:p>
      <text:p text:style-name="P2"><text:tab/>}</text:p>
      <text:p text:style-name="P2"><text:soft-page-break/>}</text:p>
      <text:p text:style-name="P2"/>
      <text:p text:style-name="P2"/>
      <text:p text:style-name="P2">int main(){</text:p>
      <text:p text:style-name="P2"><text:tab/>int n,m;</text:p>
      <text:p text:style-name="P2"><text:tab/>cin&gt;&gt;n&gt;&gt;m;</text:p>
      <text:p text:style-name="P2"><text:tab/>for( int i=0 ; i&lt;m ; i++){</text:p>
      <text:p text:style-name="P2"><text:tab/><text:tab/>int v1,v2,wt;</text:p>
      <text:p text:style-name="P2"><text:tab/><text:tab/>cin&gt;&gt;v1&gt;&gt;v2&gt;&gt;wt;</text:p>
      <text:p text:style-name="P2"/>
      <text:p text:style-name="P2"><text:tab/><text:tab/>g[v1].push_back(v2);</text:p>
      <text:p text:style-name="P2"><text:tab/><text:tab/>g[v2].push_back(v1);</text:p>
      <text:p text:style-name="P2"><text:tab/>}</text:p>
      <text:p text:style-name="P2"><text:tab/>dfs(1);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21:47:08.644853478</meta:creation-date>
    <dc:date>2021-11-08T22:43:31.180417335</dc:date>
    <meta:editing-duration>PT46M12S</meta:editing-duration>
    <meta:editing-cycles>1</meta:editing-cycles>
    <meta:document-statistic meta:table-count="0" meta:image-count="0" meta:object-count="0" meta:page-count="2" meta:paragraph-count="37" meta:word-count="100" meta:character-count="722" meta:non-whitespace-character-count="611"/>
    <meta:generator>LibreOffice/6.0.7.3$Linux_X86_64 LibreOffice_project/00m0$Build-3</meta:generator>
  </office:meta>
</office:document-meta>
</file>